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="Square" draw:marker-start-width="0.203cm" draw:marker-end="Arrow" draw:marker-end-width="0.254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width="0.025cm" svg:stroke-color="#000000" draw:marker-end="Arrowheads_20_1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end="Arrowheads_20_1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objectwithoutfill">
      <style:graphic-properties draw:stroke="dash" draw:stroke-dash="Dashed_20__28_var_29_" svg:stroke-width="0.025cm" draw:marker-start="Square_20_45_20_unfilled" draw:marker-start-width="0.254cm" draw:marker-end="Square_20_45_20_unfilled" draw:marker-end-width="0.254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end="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699cm" svg:y1="10.144cm" svg:x2="7.223cm" svg:y2="10.144cm">
          <text:p/>
        </draw:line>
        <draw:line draw:style-name="gr1" draw:text-style-name="P1" draw:layer="layout" svg:x1="5.7cm" svg:y1="10.844cm" svg:x2="8.239cm" svg:y2="10.844cm">
          <text:p/>
        </draw:line>
        <draw:frame draw:style-name="gr2" draw:text-style-name="P2" draw:layer="layout" svg:width="2.105cm" svg:height="0.597cm" svg:x="5.33cm" svg:y="8.801cm">
          <draw:text-box>
            <text:p text:style-name="P2"><text:span text:style-name="T1">transfer time</text:span></text:p>
          </draw:text-box>
        </draw:frame>
        <draw:custom-shape draw:style-name="gr3" draw:text-style-name="P3" draw:layer="layout" svg:width="1.143cm" svg:height="0.508cm" svg:x="4.375cm" svg:y="10.625cm">
          <text:p text:style-name="P1"><text:span text:style-name="T1">AOD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43cm" svg:height="0.508cm" svg:x="4.375cm" svg:y="9.825cm">
          <text:p text:style-name="P1"><text:span text:style-name="T1">AOD1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223cm" svg:y1="10.144cm" svg:x2="9.89cm" svg:y2="10.144cm">
          <text:p/>
        </draw:line>
        <draw:line draw:style-name="gr4" draw:text-style-name="P1" draw:layer="layout" svg:x1="8.223cm" svg:y1="10.844cm" svg:x2="9.89cm" svg:y2="10.844cm">
          <text:p/>
        </draw:line>
        <draw:custom-shape draw:style-name="gr3" draw:text-style-name="P3" draw:layer="layout" svg:width="1.143cm" svg:height="0.508cm" svg:x="10.075cm" svg:y="10.225cm">
          <text:p text:style-name="P1"><text:span text:style-name="T1">LF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09cm" svg:height="1.087cm" draw:transform="rotate (-1.5707963267949) translate (6.942cm 9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409cm" svg:height="2.081cm" draw:transform="rotate (-1.5707963267949) translate (9.636cm 9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2" draw:layer="layout" svg:width="2.025cm" svg:height="0.597cm" svg:x="7.631cm" svg:y="8.802cm">
          <draw:text-box>
            <text:p text:style-name="P2"><text:span text:style-name="T1">waiting 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Square" svg:viewBox="0 0 10 10" svg:d="M0 0h10v10h-10z"/>
    <draw:marker draw:name="Square_20_45_20_unfilled" draw:display-name="Square 45 unfilled" svg:viewBox="0 0 3000 3000" svg:d="M1500 3000l-1500-1500 1500-1500 1500 1500zM1500 2715l-1215-1215 1215-1215 1215 1215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3T22:11:23.936535651</meta:creation-date>
    <dc:date>2016-03-03T22:45:22.931776467</dc:date>
    <meta:editing-duration>PT3M38S</meta:editing-duration>
    <meta:editing-cycles>1</meta:editing-cycles>
    <meta:document-statistic meta:object-count="11"/>
    <meta:generator>LibreOffice/4.2.8.2$Linux_X86_64 LibreOffice_project/420m0$Build-2</meta:generator>
  </office:meta>
</office:document-meta>
</file>